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04mm"/>
    </style:style>
    <style:style style:name="co4" style:family="table-column">
      <style:table-column-properties fo:break-before="auto" style:column-width="27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0.07mm" svg:height="90.09mm" svg:x="0mm" svg:y="57.12mm">
            <draw:object draw:notify-on-update-of-ranges="Лист1.A2:Лист1.A2 Лист1.B3:Лист1.B12 Лист1.B2:Лист1.B2 Лист1.A3:Лист1.A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mm" svg:height="96.42mm" svg:x="163.75mm" svg:y="58.25mm">
            <draw:object draw:notify-on-update-of-ranges="Лист1.G2:Лист1.G2 Лист1.H3:Лист1.H12 Лист1.H2:Лист1.H2 Лист1.G3:Лист1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7.4mm" svg:height="106.57mm" svg:x="1.37mm" svg:y="223.08mm">
            <draw:object draw:notify-on-update-of-ranges="Лист1.B40:Лист1.B49 Лист1.B39:Лист1.B39 Лист1.A40:Лист1.A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0.2mm" svg:height="99.8mm" svg:x="184.25mm" svg:y="228.73mm">
            <draw:object draw:notify-on-update-of-ranges="Лист1.H40:Лист1.H49 Лист1.G39:Лист1.G39 Лист1.G40:Лист1.G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rono</text:p>
          </table:table-cell>
          <table:covered-table-cell/>
          <table:table-cell table:number-columns-repeated="4"/>
          <table:table-cell table:style-name="ce1" office:value-type="string" calcext:value-type="string" table:number-columns-spanned="2" table:number-rows-spanned="1">
            <text:p>Clock</text:p>
          </table:table-cell>
          <table:covered-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1242696" calcext:value-type="float">
            <text:p>0,601242696</text:p>
          </table:table-cell>
          <table:table-cell office:value-type="float" office:value="10000000" calcext:value-type="float">
            <text:p>10000000</text:p>
          </table:table-cell>
          <table:table-cell table:number-columns-repeated="4"/>
          <table:table-cell table:style-name="ce3" office:value-type="float" office:value="0.594206" calcext:value-type="float">
            <text:p>0,594206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1.200437749" calcext:value-type="float">
            <text:p>1,200437749</text:p>
          </table:table-cell>
          <table:table-cell office:value-type="float" office:value="20000000" calcext:value-type="float">
            <text:p>20000000</text:p>
          </table:table-cell>
          <table:table-cell table:number-columns-repeated="4"/>
          <table:table-cell office:value-type="float" office:value="1.181326" calcext:value-type="float">
            <text:p>1,181326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office:value-type="float" office:value="1.761734013" calcext:value-type="float">
            <text:p>1,761734013</text:p>
          </table:table-cell>
          <table:table-cell office:value-type="float" office:value="30000000" calcext:value-type="float">
            <text:p>30000000</text:p>
          </table:table-cell>
          <table:table-cell table:number-columns-repeated="4"/>
          <table:table-cell office:value-type="float" office:value="1.779783" calcext:value-type="float">
            <text:p>1,779783</text:p>
          </table:table-cell>
          <table:table-cell office:value-type="float" office:value="30000000" calcext:value-type="float">
            <text:p>30000000</text:p>
          </table:table-cell>
        </table:table-row>
        <table:table-row table:style-name="ro1">
          <table:table-cell office:value-type="float" office:value="2.358228153" calcext:value-type="float">
            <text:p>2,358228153</text:p>
          </table:table-cell>
          <table:table-cell office:value-type="float" office:value="40000000" calcext:value-type="float">
            <text:p>40000000</text:p>
          </table:table-cell>
          <table:table-cell table:number-columns-repeated="4"/>
          <table:table-cell office:value-type="float" office:value="2.34222" calcext:value-type="float">
            <text:p>2,34222</text:p>
          </table:table-cell>
          <table:table-cell office:value-type="float" office:value="40000000" calcext:value-type="float">
            <text:p>40000000</text:p>
          </table:table-cell>
        </table:table-row>
        <table:table-row table:style-name="ro1">
          <table:table-cell office:value-type="float" office:value="2.959891613" calcext:value-type="float">
            <text:p>2,959891613</text:p>
          </table:table-cell>
          <table:table-cell office:value-type="float" office:value="50000000" calcext:value-type="float">
            <text:p>50000000</text:p>
          </table:table-cell>
          <table:table-cell table:number-columns-repeated="4"/>
          <table:table-cell office:value-type="float" office:value="2.927307" calcext:value-type="float">
            <text:p>2,927307</text:p>
          </table:table-cell>
          <table:table-cell office:value-type="float" office:value="50000000" calcext:value-type="float">
            <text:p>50000000</text:p>
          </table:table-cell>
        </table:table-row>
        <table:table-row table:style-name="ro1">
          <table:table-cell office:value-type="float" office:value="3.556376272" calcext:value-type="float">
            <text:p>3,556376272</text:p>
          </table:table-cell>
          <table:table-cell office:value-type="float" office:value="60000000" calcext:value-type="float">
            <text:p>60000000</text:p>
          </table:table-cell>
          <table:table-cell table:number-columns-repeated="4"/>
          <table:table-cell office:value-type="float" office:value="3.529379" calcext:value-type="float">
            <text:p>3,529379</text:p>
          </table:table-cell>
          <table:table-cell office:value-type="float" office:value="60000000" calcext:value-type="float">
            <text:p>60000000</text:p>
          </table:table-cell>
        </table:table-row>
        <table:table-row table:style-name="ro1">
          <table:table-cell office:value-type="float" office:value="4.109087111" calcext:value-type="float">
            <text:p>4,109087111</text:p>
          </table:table-cell>
          <table:table-cell office:value-type="float" office:value="70000000" calcext:value-type="float">
            <text:p>70000000</text:p>
          </table:table-cell>
          <table:table-cell table:number-columns-repeated="4"/>
          <table:table-cell office:value-type="float" office:value="4.113369" calcext:value-type="float">
            <text:p>4,113369</text:p>
          </table:table-cell>
          <table:table-cell office:value-type="float" office:value="70000000" calcext:value-type="float">
            <text:p>70000000</text:p>
          </table:table-cell>
        </table:table-row>
        <table:table-row table:style-name="ro1">
          <table:table-cell office:value-type="float" office:value="4.710219372" calcext:value-type="float">
            <text:p>4,710219372</text:p>
          </table:table-cell>
          <table:table-cell office:value-type="float" office:value="80000000" calcext:value-type="float">
            <text:p>80000000</text:p>
          </table:table-cell>
          <table:table-cell table:number-columns-repeated="4"/>
          <table:table-cell office:value-type="float" office:value="4.699022" calcext:value-type="float">
            <text:p>4,699022</text:p>
          </table:table-cell>
          <table:table-cell office:value-type="float" office:value="80000000" calcext:value-type="float">
            <text:p>80000000</text:p>
          </table:table-cell>
        </table:table-row>
        <table:table-row table:style-name="ro1">
          <table:table-cell office:value-type="float" office:value="5.443584011" calcext:value-type="float">
            <text:p>5,443584011</text:p>
          </table:table-cell>
          <table:table-cell office:value-type="float" office:value="90000000" calcext:value-type="float">
            <text:p>90000000</text:p>
          </table:table-cell>
          <table:table-cell table:number-columns-repeated="4"/>
          <table:table-cell office:value-type="float" office:value="5.330256" calcext:value-type="float">
            <text:p>5,330256</text:p>
          </table:table-cell>
          <table:table-cell office:value-type="float" office:value="90000000" calcext:value-type="float">
            <text:p>90000000</text:p>
          </table:table-cell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GetTimeofDay</text:p>
          </table:table-cell>
          <table:covered-table-cell/>
          <table:table-cell table:number-columns-repeated="4"/>
          <table:table-cell table:style-name="ce1" office:value-type="string" calcext:value-type="string" table:number-columns-spanned="2" table:number-rows-spanned="1">
            <text:p>TSC</text:p>
          </table:table-cell>
          <table:covered-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.603" calcext:value-type="float">
            <text:p>0,603</text:p>
          </table:table-cell>
          <table:table-cell office:value-type="float" office:value="10000000" calcext:value-type="float">
            <text:p>10000000</text:p>
          </table:table-cell>
          <table:table-cell table:number-columns-repeated="4"/>
          <table:table-cell office:value-type="float" office:value="1592728528" calcext:value-type="float">
            <text:p>1592728528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1.177" calcext:value-type="float">
            <text:p>1,177</text:p>
          </table:table-cell>
          <table:table-cell office:value-type="float" office:value="20000000" calcext:value-type="float">
            <text:p>20000000</text:p>
          </table:table-cell>
          <table:table-cell table:number-columns-repeated="4"/>
          <table:table-cell office:value-type="float" office:value="3187824728" calcext:value-type="float">
            <text:p>3187824728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office:value-type="float" office:value="1.784" calcext:value-type="float">
            <text:p>1,784</text:p>
          </table:table-cell>
          <table:table-cell office:value-type="float" office:value="30000000" calcext:value-type="float">
            <text:p>30000000</text:p>
          </table:table-cell>
          <table:table-cell table:number-columns-repeated="4"/>
          <table:table-cell office:value-type="float" office:value="4776417128" calcext:value-type="float">
            <text:p>4776417128</text:p>
          </table:table-cell>
          <table:table-cell office:value-type="float" office:value="30000000" calcext:value-type="float">
            <text:p>30000000</text:p>
          </table:table-cell>
        </table:table-row>
        <table:table-row table:style-name="ro1">
          <table:table-cell office:value-type="float" office:value="2.354" calcext:value-type="float">
            <text:p>2,354</text:p>
          </table:table-cell>
          <table:table-cell office:value-type="float" office:value="40000000" calcext:value-type="float">
            <text:p>40000000</text:p>
          </table:table-cell>
          <table:table-cell table:number-columns-repeated="4"/>
          <table:table-cell office:value-type="float" office:value="6326772392" calcext:value-type="float">
            <text:p>6326772392</text:p>
          </table:table-cell>
          <table:table-cell office:value-type="float" office:value="40000000" calcext:value-type="float">
            <text:p>40000000</text:p>
          </table:table-cell>
        </table:table-row>
        <table:table-row table:style-name="ro1">
          <table:table-cell office:value-type="float" office:value="2.941" calcext:value-type="float">
            <text:p>2,941</text:p>
          </table:table-cell>
          <table:table-cell office:value-type="float" office:value="50000000" calcext:value-type="float">
            <text:p>50000000</text:p>
          </table:table-cell>
          <table:table-cell table:number-columns-repeated="4"/>
          <table:table-cell office:value-type="float" office:value="7854311000" calcext:value-type="float">
            <text:p>7854311000</text:p>
          </table:table-cell>
          <table:table-cell office:value-type="float" office:value="50000000" calcext:value-type="float">
            <text:p>50000000</text:p>
          </table:table-cell>
        </table:table-row>
        <table:table-row table:style-name="ro1">
          <table:table-cell office:value-type="float" office:value="3.584" calcext:value-type="float">
            <text:p>3,584</text:p>
          </table:table-cell>
          <table:table-cell office:value-type="float" office:value="60000000" calcext:value-type="float">
            <text:p>60000000</text:p>
          </table:table-cell>
          <table:table-cell table:number-columns-repeated="4"/>
          <table:table-cell office:value-type="float" office:value="9616692772" calcext:value-type="float">
            <text:p>9616692772</text:p>
          </table:table-cell>
          <table:table-cell office:value-type="float" office:value="60000000" calcext:value-type="float">
            <text:p>60000000</text:p>
          </table:table-cell>
        </table:table-row>
        <table:table-row table:style-name="ro1">
          <table:table-cell office:value-type="float" office:value="4.149" calcext:value-type="float">
            <text:p>4,149</text:p>
          </table:table-cell>
          <table:table-cell office:value-type="float" office:value="70000000" calcext:value-type="float">
            <text:p>70000000</text:p>
          </table:table-cell>
          <table:table-cell table:number-columns-repeated="4"/>
          <table:table-cell office:value-type="float" office:value="11091169180" calcext:value-type="float">
            <text:p>11091169180</text:p>
          </table:table-cell>
          <table:table-cell office:value-type="float" office:value="70000000" calcext:value-type="float">
            <text:p>70000000</text:p>
          </table:table-cell>
        </table:table-row>
        <table:table-row table:style-name="ro1">
          <table:table-cell office:value-type="float" office:value="4.751" calcext:value-type="float">
            <text:p>4,751</text:p>
          </table:table-cell>
          <table:table-cell office:value-type="float" office:value="80000000" calcext:value-type="float">
            <text:p>80000000</text:p>
          </table:table-cell>
          <table:table-cell table:number-columns-repeated="4"/>
          <table:table-cell office:value-type="float" office:value="12626237732" calcext:value-type="float">
            <text:p>12626237732</text:p>
          </table:table-cell>
          <table:table-cell office:value-type="float" office:value="80000000" calcext:value-type="float">
            <text:p>80000000</text:p>
          </table:table-cell>
        </table:table-row>
        <table:table-row table:style-name="ro1">
          <table:table-cell office:value-type="float" office:value="5.281" calcext:value-type="float">
            <text:p>5,281</text:p>
          </table:table-cell>
          <table:table-cell office:value-type="float" office:value="90000000" calcext:value-type="float">
            <text:p>90000000</text:p>
          </table:table-cell>
          <table:table-cell table:number-columns-repeated="4"/>
          <table:table-cell office:value-type="float" office:value="14170328336" calcext:value-type="float">
            <text:p>14170328336</text:p>
          </table:table-cell>
          <table:table-cell office:value-type="float" office:value="90000000" calcext:value-type="float">
            <text:p>9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2:23:38.777347483</meta:creation-date>
    <dc:date>2019-10-01T00:13:22.739584119</dc:date>
    <meta:editing-duration>PT3M57S</meta:editing-duration>
    <meta:editing-cycles>1</meta:editing-cycles>
    <meta:document-statistic meta:table-count="1" meta:cell-count="92" meta:object-count="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1cm" xlink:href=".." xlink:type="simple" chart:class="chart:scatter" chart:style-name="ch1">
        <chart:title svg:x="7.206cm" svg:y="0.316cm" chart:style-name="ch2">
          <text:p>Chrono</text:p>
        </chart:title>
        <chart:legend chart:legend-position="end" svg:x="14.479cm" svg:y="4.206cm" style:legend-expansion="high" chart:style-name="ch3"/>
        <chart:plot-area chart:style-name="ch4" table:cell-range-address="Лист1.A2:Лист1.B12" chart:data-source-has-labels="row" svg:x="0.32cm" svg:y="1.275cm" svg:width="13.839cm" svg:height="7.555cm">
          <chartooo:coordinate-region svg:x="0.756cm" svg:y="1.474cm" svg:width="12.568cm" svg:height="6.70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A3:Лист1.A12" chart:label-cell-address="Лист1.B2:Лист1.B2" chart:class="chart:scatter">
            <chart:domain table:cell-range-address="Лист1.B3:Лист1.B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y</text:p>
                <draw:g>
                  <svg:desc>Лист1.B2:Лист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3:Лист1.B12</svg:desc>
                </draw:g>
              </table:table-cell>
              <table:table-cell office:value-type="float" office:value="0">
                <text:p>0</text:p>
                <draw:g>
                  <svg:desc>Лист1.A3:Лист1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0">
                <text:p>10000000</text:p>
              </table:table-cell>
              <table:table-cell office:value-type="float" office:value="0.601242696">
                <text:p>0.601242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00">
                <text:p>20000000</text:p>
              </table:table-cell>
              <table:table-cell office:value-type="float" office:value="1.200437749">
                <text:p>1.200437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00">
                <text:p>30000000</text:p>
              </table:table-cell>
              <table:table-cell office:value-type="float" office:value="1.761734013">
                <text:p>1.761734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0">
                <text:p>40000000</text:p>
              </table:table-cell>
              <table:table-cell office:value-type="float" office:value="2.358228153">
                <text:p>2.358228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2.959891613">
                <text:p>2.959891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00">
                <text:p>60000000</text:p>
              </table:table-cell>
              <table:table-cell office:value-type="float" office:value="3.556376272">
                <text:p>3.556376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00">
                <text:p>70000000</text:p>
              </table:table-cell>
              <table:table-cell office:value-type="float" office:value="4.109087111">
                <text:p>4.109087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00">
                <text:p>80000000</text:p>
              </table:table-cell>
              <table:table-cell office:value-type="float" office:value="4.710219372">
                <text:p>4.710219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00">
                <text:p>90000000</text:p>
              </table:table-cell>
              <table:table-cell office:value-type="float" office:value="5.443584011">
                <text:p>5.443584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643cm" xlink:href=".." xlink:type="simple" chart:class="chart:scatter" chart:style-name="ch1">
        <chart:title svg:x="7.353cm" svg:y="0.328cm" chart:style-name="ch2">
          <text:p>Clock</text:p>
        </chart:title>
        <chart:legend chart:legend-position="end" svg:x="14.482cm" svg:y="4.522cm" style:legend-expansion="high" chart:style-name="ch3"/>
        <chart:plot-area chart:style-name="ch4" table:cell-range-address="Лист1.G2:Лист1.H12" chart:data-source-has-labels="row" svg:x="1.002cm" svg:y="0.367cm" svg:width="13.837cm" svg:height="9.195cm">
          <chartooo:coordinate-region svg:x="1.438cm" svg:y="0.566cm" svg:width="12.566cm" svg:height="8.3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G3:Лист1.G12" chart:label-cell-address="Лист1.H2:Лист1.H2" chart:class="chart:scatter">
            <chart:domain table:cell-range-address="Лист1.H3:Лист1.H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y</text:p>
                <draw:g>
                  <svg:desc>Лист1.H2:Лист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H3:Лист1.H12</svg:desc>
                </draw:g>
              </table:table-cell>
              <table:table-cell office:value-type="float" office:value="0">
                <text:p>0</text:p>
                <draw:g>
                  <svg:desc>Лист1.G3:Лист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0">
                <text:p>10000000</text:p>
              </table:table-cell>
              <table:table-cell office:value-type="float" office:value="0.594206">
                <text:p>0.594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00">
                <text:p>20000000</text:p>
              </table:table-cell>
              <table:table-cell office:value-type="float" office:value="1.181326">
                <text:p>1.181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00">
                <text:p>30000000</text:p>
              </table:table-cell>
              <table:table-cell office:value-type="float" office:value="1.779783">
                <text:p>1.779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0">
                <text:p>40000000</text:p>
              </table:table-cell>
              <table:table-cell office:value-type="float" office:value="2.34222">
                <text:p>2.34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2.927307">
                <text:p>2.927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00">
                <text:p>60000000</text:p>
              </table:table-cell>
              <table:table-cell office:value-type="float" office:value="3.529379">
                <text:p>3.529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00">
                <text:p>70000000</text:p>
              </table:table-cell>
              <table:table-cell office:value-type="float" office:value="4.113369">
                <text:p>4.113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00">
                <text:p>80000000</text:p>
              </table:table-cell>
              <table:table-cell office:value-type="float" office:value="4.699022">
                <text:p>4.699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00">
                <text:p>90000000</text:p>
              </table:table-cell>
              <table:table-cell office:value-type="float" office:value="5.330256">
                <text:p>5.330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41cm" svg:height="10.658cm" xlink:href=".." xlink:type="simple" chart:class="chart:line" chart:style-name="ch1">
        <chart:title svg:x="7.358cm" svg:y="0.349cm" chart:style-name="ch2">
          <text:p>GetTimeofDay</text:p>
        </chart:title>
        <chart:legend chart:legend-position="end" svg:x="16.212cm" svg:y="5.03cm" style:legend-expansion="high" chart:style-name="ch3"/>
        <chart:plot-area chart:style-name="ch4" table:cell-range-address="Лист1.A39:Лист1.B49" chart:data-source-has-labels="both" svg:x="0.381cm" svg:y="0.226cm" svg:width="16.574cm" svg:height="9.433cm">
          <chartooo:coordinate-region svg:x="0.817cm" svg:y="0.426cm" svg:width="15.395cm" svg:height="8.586cm"/>
          <chart:axis chart:dimension="x" chart:name="primary-x" chart:style-name="ch5" chartooo:axis-type="auto">
            <chartooo:date-scale/>
            <chart:categories table:cell-range-address="Лист1.B40:Лист1.B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A40:Лист1.A49" chart:label-cell-address="Лист1.B39:Лист1.B39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Лист1.B39:Лист1.B3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B40:Лист1.B49</svg:desc>
                </draw:g>
              </table:table-cell>
              <table:table-cell office:value-type="float" office:value="0">
                <text:p>0</text:p>
                <draw:g>
                  <svg:desc>Лист1.A40:Лист1.A4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1.784">
                <text:p>1.784</text:p>
              </table:table-cell>
            </table:table-row>
            <table:table-row>
              <table:table-cell office:value-type="float" office:value="40000000">
                <text:p>40000000</text:p>
              </table:table-cell>
              <table:table-cell office:value-type="float" office:value="2.354">
                <text:p>2.354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2.941">
                <text:p>2.941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3.584">
                <text:p>3.584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4.149">
                <text:p>4.149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4.751">
                <text:p>4.751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5.281">
                <text:p>5.2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1cm" svg:height="9.981cm" xlink:href=".." xlink:type="simple" chart:class="chart:line" chart:style-name="ch1">
        <chart:title svg:x="9.49cm" svg:y="0.335cm" chart:style-name="ch2">
          <text:p>TSC</text:p>
        </chart:title>
        <chart:legend chart:legend-position="end" svg:x="18.492cm" svg:y="4.691cm" style:legend-expansion="high" chart:style-name="ch3"/>
        <chart:plot-area chart:style-name="ch4" table:cell-range-address="Лист1.G40:Лист1.H49 Лист1.G39:Лист1.G39" chart:data-source-has-labels="both" svg:x="0.541cm" svg:y="0.475cm" svg:width="17.616cm" svg:height="8.174cm">
          <chartooo:coordinate-region svg:x="2.829cm" svg:y="0.675cm" svg:width="14.586cm" svg:height="7.327cm"/>
          <chart:axis chart:dimension="x" chart:name="primary-x" chart:style-name="ch5" chartooo:axis-type="auto">
            <chartooo:date-scale/>
            <chart:categories table:cell-range-address="Лист1.H40:Лист1.H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G40:Лист1.G49" chart:label-cell-address="Лист1.G39:Лист1.G39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Лист1.G39:Лист1.G3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H40:Лист1.H49</svg:desc>
                </draw:g>
              </table:table-cell>
              <table:table-cell office:value-type="float" office:value="0">
                <text:p>0</text:p>
                <draw:g>
                  <svg:desc>Лист1.G40:Лист1.G49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592728528">
                <text:p>1592728528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187824728">
                <text:p>3187824728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4776417128">
                <text:p>4776417128</text:p>
              </table:table-cell>
            </table:table-row>
            <table:table-row>
              <table:table-cell office:value-type="float" office:value="40000000">
                <text:p>40000000</text:p>
              </table:table-cell>
              <table:table-cell office:value-type="float" office:value="6326772392">
                <text:p>6326772392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7854311000">
                <text:p>7854311000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9616692772">
                <text:p>9616692772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11091169180">
                <text:p>11091169180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12626237732">
                <text:p>12626237732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14170328336">
                <text:p>141703283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